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7ce6" officeooo:paragraph-rsid="00097ce6"/>
    </style:style>
    <style:style style:name="P2" style:family="paragraph" style:parent-style-name="Text_20_body">
      <style:text-properties officeooo:rsid="00097ce6" officeooo:paragraph-rsid="00097ce6"/>
    </style:style>
    <style:style style:name="P3" style:family="paragraph" style:parent-style-name="Preformatted_20_Text">
      <style:text-properties officeooo:rsid="00097ce6" officeooo:paragraph-rsid="00097ce6"/>
    </style:style>
    <style:style style:name="P4" style:family="paragraph" style:parent-style-name="Heading_20_2">
      <style:text-properties officeooo:rsid="00097ce6" officeooo:paragraph-rsid="00097ce6"/>
    </style:style>
    <style:style style:name="T1" style:family="text">
      <style:text-properties officeooo:rsid="0009c689"/>
    </style:style>
    <style:style style:name="T2" style:family="text">
      <style:text-properties officeooo:rsid="000a80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pork PHP Library</text:p>
      <text:p text:style-name="P1"/>
      <text:h text:style-name="P4" text:outline-level="2">Style</text:h>
      <text:p text:style-name="P2">Core functionality to compile preprocess<text:span text:style-name="T2">or</text:span> style languages (less, sass, stylus) into CSS</text:p>
      <text:p text:style-name="P2">Sample configuration</text:p>
      <text:p text:style-name="P3">array(</text:p>
      <text:p text:style-name="P3"><text:tab/>'style-stylus' =&gt; array(</text:p>
      <text:p text:style-name="P3"><text:tab/><text:tab/>'<text:span text:style-name="T1">compiler</text:span>' =&gt; '/usr/local/bin/stylus',</text:p>
      <text:p text:style-name="P3"><text:tab/>)</text:p>
      <text:p text:style-name="P3">);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2:54:47.072083801</meta:creation-date>
    <dc:date>2014-12-18T16:20:38.783563408</dc:date>
    <meta:editing-duration>PT2H55M30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27" meta:character-count="206" meta:non-whitespace-character-count="183"/>
  </office:meta>
</office:document-meta>
</file>